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771cm"/>
      <style:paragraph-properties style:writing-mode="lr-tb"/>
    </style:style>
    <style:style style:name="pr4" style:family="presentation" style:parent-style-name="Blue_5f_Curve1-outline1">
      <style:graphic-properties fo:min-height="11.929cm"/>
      <style:paragraph-properties style:writing-mode="lr-tb"/>
    </style:style>
    <style:style style:name="pr5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text-align="center"/>
    </style:style>
    <style:style style:name="T1" style:family="text">
      <style:text-properties style:text-underline-style="none"/>
    </style:style>
    <style:style style:name="T2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5.199cm" svg:height="3.506cm" svg:x="0cm" svg:y="6.503cm" presentation:class="title">
          <draw:text-box>
            <text:p>Dynamo DB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1" draw:layer="layout" svg:width="25.199cm" svg:height="1.771cm" svg:x="1.4cm" svg:y="0.837cm" presentation:class="title">
          <draw:text-box>
            <text:p>Non-Relational Database</text:p>
          </draw:text-box>
        </draw:frame>
        <draw:frame presentation:style-name="pr4" draw:text-style-name="P1" draw:layer="layout" svg:width="25.199cm" svg:height="12.179cm" svg:x="1.4cm" svg:y="4.021cm" presentation:class="outline" presentation:user-transformed="true">
          <draw:text-box>
            <text:list text:style-name="L2">
              <text:list-header>
                <text:p>{</text:p>
                <text:p>“id”: “51262c865ca358946beo9d77”</text:p>
                <text:p>“Firstname”: “John”</text:p>
                <text:p>“Surname”: “Smith”</text:p>
                <text:p>“Age”: “23”</text:p>
                <text:p>“Address”: [</text:p>
                <text:p>{“street”: “21 Jump Street”,</text:p>
                <text:p>“suburb”: “Richmond”}</text:p>
                <text:p>]</text:p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3" draw:text-style-name="P1" draw:layer="layout" svg:width="25.199cm" svg:height="1.771cm" svg:x="1.4cm" svg:y="0.837cm" presentation:class="title">
          <draw:text-box>
            <text:p text:style-name="P4">Non-Relational Database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Its the simplest form DB, non-relational Database store data without a structured mechanism to link data from different tables to one another</text:p>
              </text:list-item>
              <text:list-item>
                <text:p><text:span text:style-name="T1">They are high performance that are non-schema based unlike relational DB</text:span></text:p>
              </text:list-item>
              <text:list-item>
                <text:p><text:span text:style-name="T1">Requires Low cost hardware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3" draw:text-style-name="P1" draw:layer="layout" svg:width="25.199cm" svg:height="1.771cm" svg:x="1.4cm" svg:y="0.837cm" presentation:class="title">
          <draw:text-box>
            <text:p text:style-name="P4">DynamoDB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Amazon DynamoDB is a fast and flexible NOSQL database service for any applications that need consitent, single-digit milisecond latency at any scale</text:span></text:p>
              </text:list-item>
              <text:list-item>
                <text:p><text:span text:style-name="T1">Its a fully managed database and supports key-value data models</text:span></text:p>
              </text:list-item>
              <text:list-item>
                <text:p><text:span text:style-name="T1">Stored on SSD storage</text:span></text:p>
                <text:p><text:span text:style-name="T1"/></text:p>
              </text:list-item>
            </text:list>
          </draw:text-box>
        </draw:frame>
        <presentation:notes draw:style-name="dp1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3" draw:text-style-name="P1" draw:layer="layout" svg:width="25.199cm" svg:height="1.771cm" svg:x="1.4cm" svg:y="0.837cm" presentation:class="title">
          <draw:text-box>
            <text:p text:style-name="P4">DynamoDB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You dont need to specify the full schema upfront when </text:span><text:span text:style-name="T1">creating a table</text:span></text:p>
              </text:list-item>
              <text:list-item>
                <text:p><text:span text:style-name="T1">You only need to declare the </text:span><text:span text:style-name="T2">primary key</text:span><text:span text:style-name="T1"> for your table </text:span><text:span text:style-name="T1">(which is unique)</text:span></text:p>
                <text:p><text:span text:style-name="T1"/></text:p>
              </text:list-item>
            </text:list>
          </draw:text-box>
        </draw:frame>
        <presentation:notes draw:style-name="dp1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06cm" fo:margin-bottom="0cm" fo:text-indent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7T01:38:41.267639953</meta:creation-date>
    <meta:editing-duration>P3DT3H36M37S</meta:editing-duration>
    <meta:editing-cycles>45</meta:editing-cycles>
    <meta:generator>LibreOffice/6.4.7.2$Linux_X86_64 LibreOffice_project/40$Build-2</meta:generator>
    <dc:title>Blue Curve</dc:title>
    <dc:date>2022-10-22T00:32:48.482020804</dc:date>
    <meta:document-statistic meta:object-count="54"/>
  </office:meta>
</office:document-meta>
</file>